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baf3" officeooo:paragraph-rsid="001ebaf3"/>
    </style:style>
    <style:style style:name="P2" style:family="paragraph" style:parent-style-name="Text_20_body">
      <style:text-properties officeooo:rsid="001ebaf3" officeooo:paragraph-rsid="001f79d6"/>
    </style:style>
    <style:style style:name="P3" style:family="paragraph" style:parent-style-name="Text_20_body">
      <style:text-properties officeooo:rsid="001ebaf3" officeooo:paragraph-rsid="0024694c"/>
    </style:style>
    <style:style style:name="P4" style:family="paragraph" style:parent-style-name="Text_20_body">
      <style:text-properties officeooo:paragraph-rsid="001ebaf3"/>
    </style:style>
    <style:style style:name="P5" style:family="paragraph" style:parent-style-name="Text_20_body">
      <style:text-properties fo:font-size="12pt" officeooo:rsid="00206f5a" officeooo:paragraph-rsid="0024694c" style:font-size-asian="10.5pt" style:font-size-complex="12pt"/>
    </style:style>
    <style:style style:name="P6" style:family="paragraph" style:parent-style-name="Text_20_body">
      <style:text-properties officeooo:rsid="00206f5a" officeooo:paragraph-rsid="00206f5a"/>
    </style:style>
    <style:style style:name="P7" style:family="paragraph" style:parent-style-name="Text_20_body">
      <style:text-properties officeooo:rsid="00206f5a" officeooo:paragraph-rsid="00224055"/>
    </style:style>
    <style:style style:name="P8" style:family="paragraph" style:parent-style-name="Text_20_body">
      <style:paragraph-properties fo:text-align="start" style:justify-single-word="false"/>
      <style:text-properties officeooo:rsid="00206f5a" officeooo:paragraph-rsid="00224055"/>
    </style:style>
    <style:style style:name="P9" style:family="paragraph" style:parent-style-name="Text_20_body">
      <style:text-properties officeooo:rsid="00206f5a" officeooo:paragraph-rsid="0024694c"/>
    </style:style>
    <style:style style:name="P10" style:family="paragraph" style:parent-style-name="Text_20_body">
      <style:text-properties officeooo:paragraph-rsid="00206f5a"/>
    </style:style>
    <style:style style:name="P11" style:family="paragraph" style:parent-style-name="Text_20_body">
      <style:text-properties officeooo:rsid="00229c54" officeooo:paragraph-rsid="00229c54"/>
    </style:style>
    <style:style style:name="P12" style:family="paragraph" style:parent-style-name="Heading_20_2">
      <style:text-properties officeooo:rsid="001ebaf3" officeooo:paragraph-rsid="001ebaf3"/>
    </style:style>
    <style:style style:name="P13" style:family="paragraph" style:parent-style-name="Heading_20_2">
      <style:text-properties officeooo:rsid="001ebaf3" officeooo:paragraph-rsid="0024694c"/>
    </style:style>
    <style:style style:name="P14" style:family="paragraph" style:parent-style-name="Title">
      <style:text-properties officeooo:rsid="001ebaf3" officeooo:paragraph-rsid="001ebaf3"/>
    </style:style>
    <style:style style:name="P15" style:family="paragraph" style:parent-style-name="Subtitle">
      <style:text-properties officeooo:rsid="001ebaf3" officeooo:paragraph-rsid="001ebaf3"/>
    </style:style>
    <style:style style:name="P16" style:family="paragraph" style:parent-style-name="Heading_20_1">
      <style:text-properties officeooo:rsid="001ebaf3" officeooo:paragraph-rsid="001ebaf3"/>
    </style:style>
    <style:style style:name="P17" style:family="paragraph" style:parent-style-name="Heading_20_1">
      <style:text-properties officeooo:paragraph-rsid="001ebaf3"/>
    </style:style>
    <style:style style:name="P18" style:family="paragraph" style:parent-style-name="Heading_20_1">
      <style:text-properties officeooo:rsid="00206f5a" officeooo:paragraph-rsid="00206f5a"/>
    </style:style>
    <style:style style:name="P19" style:family="paragraph" style:parent-style-name="Table_20_Contents">
      <style:paragraph-properties fo:text-align="center" style:justify-single-word="false"/>
      <style:text-properties officeooo:rsid="001ebaf3" officeooo:paragraph-rsid="001ebaf3"/>
    </style:style>
    <style:style style:name="P20" style:family="paragraph" style:parent-style-name="Table_20_Contents">
      <style:paragraph-properties fo:line-height="115%" fo:text-align="center" style:justify-single-word="false"/>
      <style:text-properties fo:font-size="12pt" officeooo:rsid="0001cf21" officeooo:paragraph-rsid="001ebaf3" style:font-size-asian="12pt" style:font-size-complex="12pt"/>
    </style:style>
    <style:style style:name="P21" style:family="paragraph" style:parent-style-name="Table_20_Contents">
      <style:paragraph-properties fo:text-align="center" style:justify-single-word="false"/>
      <style:text-properties fo:font-weight="bold" officeooo:rsid="001ebaf3" officeooo:paragraph-rsid="001ebaf3" style:font-weight-asian="bold" style:font-weight-complex="bold"/>
    </style:style>
    <style:style style:name="T1" style:family="text">
      <style:text-properties officeooo:rsid="001ebaf3"/>
    </style:style>
    <style:style style:name="T2" style:family="text">
      <style:text-properties fo:font-size="12pt" officeooo:rsid="0001cf21" style:font-size-asian="12pt" style:font-size-complex="12pt"/>
    </style:style>
    <style:style style:name="T3" style:family="text">
      <style:text-properties officeooo:rsid="001f79d6"/>
    </style:style>
    <style:style style:name="T4" style:family="text">
      <style:text-properties officeooo:rsid="00224055"/>
    </style:style>
    <style:style style:name="T5" style:family="text">
      <style:text-properties officeooo:rsid="00246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iOA</text:p>
      <text:p text:style-name="P1"/>
      <text:p text:style-name="P15">TDK</text:p>
      <text:p text:style-name="P15">Ingeniørfag – data</text:p>
      <text:p text:style-name="P1"/>
      <text:p text:style-name="P15">DATS1600 – Programutvikling</text:p>
      <text:p text:style-name="P15">Eva Hadler Vihovde</text:p>
      <text:p text:style-name="P1"/>
      <text:p text:style-name="P15">Prosjektoppgaven 2015</text:p>
      <text:p text:style-name="Subtitle"><text:s/>- <text:span text:style-name="T1">Prosessdokumentasjon -</text:span></text:p>
      <text:p text:style-name="Text_20_body"/>
      <text:p text:style-name="P15">Alternativ 1</text:p>
      <text:p text:style-name="Subtitle">- <text:span text:style-name="T1">Forsikring -</text:span></text:p>
      <text:p text:style-name="Text_20_body"/>
      <text:p text:style-name="P15">Gruppe #14</text:p>
      <text:p text:style-name="P1"/>
      <text:p text:style-name="P1"/>
      <table:table table:name="Tabell1" table:style-name="Tabell1">
        <table:table-column table:style-name="Tabell1.A" table:number-columns-repeated="2"/>
        <table:table-row>
          <table:table-cell table:style-name="Tabell1.A1" office:value-type="string">
            <text:p text:style-name="P21">Studentnavn</text:p>
          </table:table-cell>
          <table:table-cell table:style-name="Tabell1.B1" office:value-type="string">
            <text:p text:style-name="P21">Studentnummer</text:p>
          </table:table-cell>
        </table:table-row>
        <table:table-row>
          <table:table-cell table:style-name="Tabell1.A2" office:value-type="string">
            <text:p text:style-name="P19">Marius Alexander Skjolden</text:p>
          </table:table-cell>
          <table:table-cell table:style-name="Tabell1.B2" office:value-type="string">
            <text:p text:style-name="P20">s114143</text:p>
          </table:table-cell>
        </table:table-row>
        <table:table-row>
          <table:table-cell table:style-name="Tabell1.A2" office:value-type="string">
            <text:p text:style-name="P19">Hans Christian Nenseth</text:p>
          </table:table-cell>
          <table:table-cell table:style-name="Tabell1.B2" office:value-type="string">
            <text:p text:style-name="P19">s<text:span text:style-name="T2">236334</text:span></text:p>
          </table:table-cell>
        </table:table-row>
        <table:table-row>
          <table:table-cell table:style-name="Tabell1.A2" office:value-type="string">
            <text:p text:style-name="P19">Hans Petter Osvold</text:p>
          </table:table-cell>
          <table:table-cell table:style-name="Tabell1.B2" office:value-type="string">
            <text:p text:style-name="P19">s929913</text:p>
          </table:table-cell>
        </table:table-row>
      </table:table>
      <text:p text:style-name="P1"/>
      <text:p text:style-name="Text_20_body"/>
      <text:p text:style-name="P1"/>
      <text:p text:style-name="P1"/>
      <text:p text:style-name="P1"/>
      <text:p text:style-name="P1"/>
      <text:p text:style-name="P1"/>
      <text:h text:style-name="P16" text:outline-level="1"><text:soft-page-break/>Introduksjon</text:h>
      <text:p text:style-name="P4"/>
      <text:p text:style-name="P1">Dette dokumentet er produsert i forbindelse med en prosjektoppgave i kurset DATS1600 ved Høgskolen i Oslo og Akershus. Dokumentet skal gi et inntrykk av hvordan vi har arbeidet med utviklingen av applikasjonen. Vi kunne velge mellom tre ulike oppgaver, og vi ble raskt enige om å utvikle alternativ 1: Forsikring.</text:p>
      <text:p text:style-name="P1"/>
      <text:h text:style-name="P17" text:outline-level="1"><text:span text:style-name="T1">Kritiske valg </text:span></text:h>
      <text:h text:style-name="P13" text:outline-level="2">Programmet hovedoppgave</text:h>
      <text:p text:style-name="P3"/>
      <text:p text:style-name="P3">Vi valgte som nevnt tidligere å utvikle et forsikrings-program. Det største valget vi gjorde for å avgrense oppgaven var å bestemme at dette programmet kun er et utsnitt av en større system, hvor fokuset er på forsikringsagenten. Dermed har vi ikke utviklet en kundeportal eller et <text:span text:style-name="T3">fler-bruker</text:span> <text:span text:style-name="T3">program.</text:span></text:p>
      <text:p text:style-name="P3"><text:span text:style-name="T3">Dette har vi valgt på grunn av oppgavens lengde og krav til bruk av teknologier. Vi hadde i underkant av seks uker som skulle inkludere planlegging, implementasjon, testing og dokumentasjon. Samtidig så var hovedkravet til oppgaven at programmet ble utviklet som en Java desktopp applikasjon med Java sine standard klassebiblioteker. </text:span></text:p>
      <text:p text:style-name="P9">Vi føler at hvis dette skulle vært en reel applikasjon så ville det vært naturlig at kundeportalen ble utviklet som et nettsted i for eksempel Java Spring eller Java Play, eller en serie av mobilapplikasjoner. </text:p>
      <text:p text:style-name="P9">Vi ønsker i tillegg å påpeke at dette er et første års prosjekt og at vi ikke har lært noe om datasikkerhet enda. Derfor ville det vært ugunstig å implementere en fler-bruker applikasjon med tanke på hvordan vi skulle håndtere sensitiv informasjon som passord på en god måte. </text:p>
      <text:p text:style-name="P5">Fokuset vårt har vært på forsikringsagenten og vi tar det for gitt at eventuelle kundeportaler og innlogging-systemer vil være på plass. Derfor har vi satt fokuset på implementasjon av en agnostisk datastruktur, adaptere, fulltekst søk, og statistikk visning. Legg spesielt merke til bruken av Lambda <text:s/>til å filtrere søk og hvordan man enkelt kan ta med seg søkeresultatene og vise statistikk på nettopp dette settet. Utover dette har benyttet kjente design patterns der det har vært hensiktsmessig. Vi føler derfor at resultatet gir oss et modulært program som til en viss grad vil skalere godt med tanke utvidelser av modell eller et større antall objekter. <text:s text:c="3"/></text:p>
      <text:h text:style-name="P12" text:outline-level="2">Java FX</text:h>
      <text:p text:style-name="P4"/>
      <text:p text:style-name="P1">Samtlige deltagere hadde et ønske om å utvikle en Java FX applikasjon. Dette hadde både noe fordeler og ulemper. En av fordelene er at Java FX vil være et mer naturlig valg hvis man skal <text:soft-page-break/>utvikle mobil applikasjoner. Derfor var det kjekt å kunne lære denne teknologien. En annen fordel er at Java FX er mere objektorientert av natur, enn for eksempel Swing. En av ulempene er at dette er en teknologi under utvikling, og derfor er det en del sentrale komponenter som ikke er helt standard enda, for eksempel Dialog og Widgetbokser. Derfor har vi valgt å ikke implementere disse komponentene i vår applikasjon. </text:p>
      <text:h text:style-name="P17" text:outline-level="1"><text:span text:style-name="T1">Arbeidsmetode</text:span></text:h>
      <text:p text:style-name="P4"/>
      <text:p text:style-name="P6">I de første 2 / 3 delene av prosjektet har vi møtes omtrentlig fem dager i uka, hvor vi har hatt et grupperom fra 08.00 til 13.00. </text:p>
      <text:p text:style-name="P6">Under implementasjonen av datastruktur testet vi ut en utviklingsmetode som kalles for «ekstrem programmering» som i korte trekk går ut på at vi hadde med skjerm og tastatur og satt alle tre å skrev kode på samme datamaskin. Dette funket bra, men tok også mye tid så vi valgte derfor å ikke gå videre med denne typen utvikling. </text:p>
      <text:p text:style-name="P7">Vi fortsatte i alle fall å sitte sammen fem timer om dagen slik at vi kunne samarbeide godt, og mer eller mindre skrive koden i fellesskap.</text:p>
      <text:p text:style-name="P8"><text:span text:style-name="T4">Mot slutten av prosjektet har vi fordelt oppgavene slik at testing, rapportskriving og siste fin justering av programmet ble gjort samtidig. </text:span><text:s text:c="3"/></text:p>
      <text:h text:style-name="P18" text:outline-level="1">Testing</text:h>
      <text:p text:style-name="P10"/>
      <text:p text:style-name="P11">Vi har gjennom hele implementasjonsfasen brukt unit tester for å være sikre på integriteten til program logikken. Rammeverket vi har brukt til testing er JUnit med Hamcrest. En snedig fordel av å kjøre disse testene er at de har generert <text:span text:style-name="T5">en tilfeldig datafil for oss. </text:span></text:p>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9:06:33.563000000</meta:creation-date>
    <dc:date>2015-05-20T10:14:30.221000000</dc:date>
    <meta:editing-duration>PT9M14S</meta:editing-duration>
    <meta:editing-cycles>3</meta:editing-cycles>
    <meta:generator>LibreOffice/4.4.2.2$Windows_x86 LibreOffice_project/c4c7d32d0d49397cad38d62472b0bc8acff48dd6</meta:generator>
    <meta:document-statistic meta:table-count="1" meta:image-count="0" meta:object-count="0" meta:page-count="3" meta:paragraph-count="36" meta:word-count="662" meta:character-count="4055" meta:non-whitespace-character-count="3409"/>
  </office:meta>
</office:document-meta>
</file>